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5987" calcext:value-type="float">
            <text:p>0.0385987</text:p>
          </table:table-cell>
          <table:table-cell office:value-type="float" office:value="0.0162765" calcext:value-type="float">
            <text:p>0.0162765</text:p>
          </table:table-cell>
          <table:table-cell table:number-columns-repeated="2" office:value-type="float" office:value="0.0151914" calcext:value-type="float">
            <text:p>0.0151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4376" calcext:value-type="float">
            <text:p>0.0274376</text:p>
          </table:table-cell>
          <table:table-cell table:number-columns-repeated="3" office:value-type="float" office:value="0.0114711" calcext:value-type="float">
            <text:p>0.0114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.00868082" calcext:value-type="float">
            <text:p>0.00868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.0063556" calcext:value-type="float">
            <text:p>0.0063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0449543" calcext:value-type="float">
            <text:p>0.004495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325531" calcext:value-type="float">
            <text:p>0.003255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756" calcext:value-type="float">
            <text:p>0.167756</text:p>
          </table:table-cell>
          <table:table-cell office:value-type="float" office:value="0.0256912" calcext:value-type="float">
            <text:p>0.0256912</text:p>
          </table:table-cell>
          <table:table-cell table:number-columns-repeated="2" office:value-type="float" office:value="0.00420507" calcext:value-type="float">
            <text:p>0.00420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0.0046371" calcext:value-type="float">
            <text:p>0.0046371</text:p>
          </table:table-cell>
          <table:table-cell table:number-columns-repeated="2" office:value-type="float" office:value="0.00250576" calcext:value-type="float">
            <text:p>0.0025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3399" calcext:value-type="float">
            <text:p>0.0353399</text:p>
          </table:table-cell>
          <table:table-cell table:number-columns-repeated="3" office:value-type="float" office:value="0.0015409" calcext:value-type="float">
            <text:p>0.0015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8969" calcext:value-type="float">
            <text:p>0.0138969</text:p>
          </table:table-cell>
          <table:table-cell table:number-columns-repeated="3" office:value-type="float" office:value="0.00100806" calcext:value-type="float">
            <text:p>0.00100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.000691244" calcext:value-type="float">
            <text:p>0.000691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00489631" calcext:value-type="float">
            <text:p>0.000489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9:59:52.073093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8T22:24:13.339659888</meta:creation-date>
    <meta:generator>LibreOffice/6.3.5.2$Linux_X86_64 LibreOffice_project/dd0751754f11728f69b42ee2af66670068624673</meta:generator>
    <dc:date>2020-06-09T10:07:05.162528915</dc:date>
    <meta:editing-duration>PT16M13S</meta:editing-duration>
    <meta:editing-cycles>3</meta:editing-cycles>
    <meta:document-statistic meta:table-count="1" meta:cell-count="80" meta:object-count="0"/>
  </office:meta>
</office:document-meta>
</file>